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B0000022174B1C77F1171A6DC.png" manifest:media-type="image/png"/>
  <manifest:file-entry manifest:full-path="Pictures/10000000000002760000028617E503364FD18F61.png" manifest:media-type="image/png"/>
  <manifest:file-entry manifest:full-path="Pictures/10000001000005E3000003047F3DAE501E781913.png" manifest:media-type="image/png"/>
  <manifest:file-entry manifest:full-path="Pictures/10000001000004FB000002213B572261E0793750.png" manifest:media-type="image/png"/>
  <manifest:file-entry manifest:full-path="Pictures/100000000000028800000151E39018E4248B65BD.png" manifest:media-type="image/png"/>
  <manifest:file-entry manifest:full-path="Pictures/100000000000027800000336E7D47C5109FF7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61cd" officeooo:paragraph-rsid="001261c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261cd" officeooo:paragraph-rsid="001261c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p Length = 5cm</text:p>
      <text:p text:style-name="P1"><draw:frame draw:style-name="fr1" draw:name="Image1" text:anchor-type="char" svg:x="1.432cm" svg:y="0.212cm" svg:width="13.959cm" svg:height="17.505cm" draw:z-index="0"><draw:image xlink:href="Pictures/100000000000027800000336E7D47C5109FF7991.png" xlink:type="simple" xlink:show="embed" xlink:actuate="onLoad" draw:mime-type="image/png"/></draw:frame></text:p>
      <text:p text:style-name="P1"/>
      <text:p text:style-name="P2"><draw:frame draw:style-name="fr1" draw:name="Image2" text:anchor-type="char" svg:x="-0.646cm" svg:y="4.568cm" svg:width="21.003cm" svg:height="16.378cm" draw:z-index="1" draw:transform="translate (-9.8555cm -12.757cm) rotate (4.71238898038469) translate (9.8555cm 12.757cm)"><draw:image xlink:href="Pictures/10000001000004FB000002213B572261E0793750.png" xlink:type="simple" xlink:show="embed" xlink:actuate="onLoad" draw:mime-type="image/png"/></draw:frame></text:p>
      <text:p text:style-name="P2">Gap Length = 6cm</text:p>
      <text:p text:style-name="P1"/>
      <text:p text:style-name="P1"><draw:frame draw:style-name="fr1" draw:name="Image3" text:anchor-type="char" svg:x="1.522cm" svg:y="3.381cm" svg:width="13.915cm" svg:height="16.983cm" draw:z-index="2"><draw:image xlink:href="Pictures/10000000000002760000028617E503364FD18F61.png" xlink:type="simple" xlink:show="embed" xlink:actuate="onLoad" draw:mime-type="image/png"/></draw:frame></text:p>
      <text:p text:style-name="P2"><draw:frame draw:style-name="fr1" draw:name="Image4" text:anchor-type="char" svg:x="-0.905cm" svg:y="5.039cm" svg:width="21.003cm" svg:height="15.351cm" draw:z-index="3" draw:transform="translate (-9.5965cm -12.7145cm) rotate (4.71238898038469) translate (9.5965cm 12.7145cm)"><draw:image xlink:href="Pictures/10000001000004FB0000022174B1C77F1171A6DC.png" xlink:type="simple" xlink:show="embed" xlink:actuate="onLoad" draw:mime-type="image/png"/></draw:frame></text:p>
      <text:p text:style-name="P2">Pressure = 0.4 mBar</text:p>
      <text:p text:style-name="P1"/>
      <text:p text:style-name="P1"><draw:frame draw:style-name="fr1" draw:name="Image5" text:anchor-type="char" svg:x="1.457cm" svg:y="4.292cm" svg:width="14.312cm" svg:height="10.522cm" draw:z-index="4"><draw:image xlink:href="Pictures/100000000000028800000151E39018E4248B65BD.png" xlink:type="simple" xlink:show="embed" xlink:actuate="onLoad" draw:mime-type="image/png"/></draw:frame></text:p>
      <text:p text:style-name="P2"><draw:frame draw:style-name="fr1" draw:name="Image6" text:anchor-type="char" svg:x="-1.166cm" svg:y="3.607cm" svg:width="21.003cm" svg:height="17.683cm" draw:z-index="5" draw:transform="translate (-9.3355cm -12.4485cm) rotate (4.71238898038469) translate (9.3355cm 12.4485cm)"><draw:image xlink:href="Pictures/10000001000005E3000003047F3DAE501E7819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55:16.770525059</meta:creation-date>
    <dc:date>2022-09-02T14:22:23.722573667</dc:date>
    <meta:editing-duration>PT27M8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6" meta:paragraph-count="3" meta:word-count="12" meta:character-count="51" meta:non-whitespace-character-count="42"/>
  </office:meta>
</office:document-meta>
</file>